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99b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99b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99b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99b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99b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99b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99b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99b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99b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99b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99b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99b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99b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99b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99b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99b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99b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iana Isabella Betancourt Santil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3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1215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iana Josè  Santi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271215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9.4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7"/>
    <meta:template xlink:type="simple" xlink:actuate="onRequest" xlink:title="Normal" xlink:href=""/>
  </office:meta>
</office:document-meta>
</file>